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 fo:wrap-option="wrap"/>
    </style:style>
    <style:style style:name="ce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Ex 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Distribution / vale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somme KL</text:p>
          </table:table-cell>
          <table:table-cell/>
        </table:table-row>
        <table:table-row table:style-name="ro1">
          <table:table-cell office:value-type="string" calcext:value-type="string">
            <text:p>B(4, p); p=0.2</text:p>
          </table:table-cell>
          <table:table-cell table:number-columns-repeated="2" office:value-type="float" office:value="0.4096" calcext:value-type="float">
            <text:p>0,4096</text:p>
          </table:table-cell>
          <table:table-cell office:value-type="float" office:value="0.1536" calcext:value-type="float">
            <text:p>0,1536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016" calcext:value-type="float">
            <text:p>0,0016</text:p>
          </table:table-cell>
          <table:table-cell table:formula="of:=-LN([.B3]/[.B$2])*[.B$2]" office:value-type="float" office:value="-0.106509611755694" calcext:value-type="float">
            <text:p>-0,106509611755694</text:p>
          </table:table-cell>
          <table:table-cell table:formula="of:=-LN([.C3]/[.C$2])*[.C$2]" office:value-type="float" office:value="0.0208997780337933" calcext:value-type="float">
            <text:p>0,0208997780337933</text:p>
          </table:table-cell>
          <table:table-cell table:formula="of:=-LN([.D3]/[.D$2])*[.D$2]" office:value-type="float" office:value="0.0656786991008184" calcext:value-type="float">
            <text:p>0,0656786991008184</text:p>
          </table:table-cell>
          <table:table-cell table:formula="of:=-LN([.E3]/[.E$2])*[.E$2]" office:value-type="float" office:value="0.070413202339469" calcext:value-type="float">
            <text:p>0,070413202339469</text:p>
          </table:table-cell>
          <table:table-cell table:formula="of:=-LN([.F3]/[.F$2])*[.F$2]" office:value-type="float" office:value="0.0183258146374831" calcext:value-type="float">
            <text:p>0,0183258146374831</text:p>
          </table:table-cell>
          <table:table-cell table:formula="of:=SUM([.G3:.K3])" office:value-type="float" office:value="0.0688078823558702" calcext:value-type="float">
            <text:p>0,0688078823558702</text:p>
          </table:table-cell>
          <table:table-cell/>
        </table:table-row>
        <table:table-row table:style-name="ro1">
          <table:table-cell office:value-type="string" calcext:value-type="string">
            <text:p>B(4, p); p=0.25</text:p>
          </table:table-cell>
          <table:table-cell office:value-type="float" office:value="0.3164063" calcext:value-type="float">
            <text:p>0,316406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46875" calcext:value-type="float">
            <text:p>0,046875</text:p>
          </table:table-cell>
          <table:table-cell office:value-type="float" office:value="0.00390625" calcext:value-type="float">
            <text:p>0,00390625</text:p>
          </table:table-cell>
          <table:table-cell table:formula="of:=-LN([.B4]/[.B$2])*[.B$2]" office:value-type="float" office:value="-0.0342265123285239" calcext:value-type="float">
            <text:p>-0,0342265123285239</text:p>
          </table:table-cell>
          <table:table-cell table:formula="of:=-LN([.C4]/[.C$2])*[.C$2]" office:value-type="float" office:value="0.00820274323614997" calcext:value-type="float">
            <text:p>0,00820274323614997</text:p>
          </table:table-cell>
          <table:table-cell table:formula="of:=-LN([.D4]/[.D$2])*[.D$2]" office:value-type="float" office:value="-0.000935413573369879" calcext:value-type="float">
            <text:p>-0,000935413573369879</text:p>
          </table:table-cell>
          <table:table-cell table:formula="of:=-LN([.E4]/[.E$2])*[.E$2]" office:value-type="float" office:value="0.0280707530431149" calcext:value-type="float">
            <text:p>0,0280707530431149</text:p>
          </table:table-cell>
          <table:table-cell table:formula="of:=-LN([.F4]/[.F$2])*[.F$2]" office:value-type="float" office:value="0.00940007258491471" calcext:value-type="float">
            <text:p>0,00940007258491471</text:p>
          </table:table-cell>
          <table:table-cell table:formula="of:=SUM([.G4:.K4])" office:value-type="float" office:value="0.0105116429622858" calcext:value-type="float">
            <text:p>0,0105116429622858</text:p>
          </table:table-cell>
          <table:table-cell/>
        </table:table-row>
        <table:table-row table:style-name="ro1">
          <table:table-cell office:value-type="string" calcext:value-type="string">
            <text:p>B(4, p); p=0.3</text:p>
          </table:table-cell>
          <table:table-cell office:value-type="float" office:value="0.2401" calcext:value-type="float">
            <text:p>0,2401</text:p>
          </table:table-cell>
          <table:table-cell office:value-type="float" office:value="0.4116" calcext:value-type="float">
            <text:p>0,4116</text:p>
          </table:table-cell>
          <table:table-cell office:value-type="float" office:value="0.2646" calcext:value-type="float">
            <text:p>0,2646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0081" calcext:value-type="float">
            <text:p>0,0081</text:p>
          </table:table-cell>
          <table:table-cell table:formula="of:=-LN([.B5]/[.B$2])*[.B$2]" office:value-type="float" office:value="0.0430455479837718" calcext:value-type="float">
            <text:p>0,0430455479837718</text:p>
          </table:table-cell>
          <table:table-cell table:formula="of:=-LN([.C5]/[.C$2])*[.C$2]" office:value-type="float" office:value="0.0188052780329168" calcext:value-type="float">
            <text:p>0,0188052780329168</text:p>
          </table:table-cell>
          <table:table-cell table:formula="of:=-LN([.D5]/[.D$2])*[.D$2]" office:value-type="float" office:value="-0.0485334614023112" calcext:value-type="float">
            <text:p>-0,0485334614023112</text:p>
          </table:table-cell>
          <table:table-cell table:formula="of:=-LN([.E5]/[.E$2])*[.E$2]" office:value-type="float" office:value="-0.00538727287952897" calcext:value-type="float">
            <text:p>-0,00538727287952897</text:p>
          </table:table-cell>
          <table:table-cell table:formula="of:=-LN([.F5]/[.F$2])*[.F$2]" office:value-type="float" office:value="0.00210721031315653" calcext:value-type="float">
            <text:p>0,00210721031315653</text:p>
          </table:table-cell>
          <table:table-cell table:formula="of:=SUM([.G5:.K5])" office:value-type="float" office:value="0.010037302048005" calcext:value-type="float">
            <text:p>0,010037302048005</text:p>
          </table:table-cell>
          <table:table-cell office:value-type="string" calcext:value-type="string">
            <text:p>le mieux</text:p>
          </table:table-cell>
        </table:table-row>
        <table:table-row table:style-name="ro1">
          <table:table-cell office:value-type="string" calcext:value-type="string">
            <text:p>B(4, p); p=0.35</text:p>
          </table:table-cell>
          <table:table-cell office:value-type="float" office:value="0.1785063" calcext:value-type="float">
            <text:p>0,1785063</text:p>
          </table:table-cell>
          <table:table-cell office:value-type="float" office:value="0.384475" calcext:value-type="float">
            <text:p>0,384475</text:p>
          </table:table-cell>
          <table:table-cell office:value-type="float" office:value="0.3105375" calcext:value-type="float">
            <text:p>0,3105375</text:p>
          </table:table-cell>
          <table:table-cell office:value-type="float" office:value="0.111475" calcext:value-type="float">
            <text:p>0,111475</text:p>
          </table:table-cell>
          <table:table-cell office:value-type="float" office:value="0.01500625" calcext:value-type="float">
            <text:p>0,01500625</text:p>
          </table:table-cell>
          <table:table-cell table:formula="of:=-LN([.B6]/[.B$2])*[.B$2]" office:value-type="float" office:value="0.126046398367325" calcext:value-type="float">
            <text:p>0,126046398367325</text:p>
          </table:table-cell>
          <table:table-cell table:formula="of:=-LN([.C6]/[.C$2])*[.C$2]" office:value-type="float" office:value="0.0481197697854969" calcext:value-type="float">
            <text:p>0,0481197697854969</text:p>
          </table:table-cell>
          <table:table-cell table:formula="of:=-LN([.D6]/[.D$2])*[.D$2]" office:value-type="float" office:value="-0.0821513986251965" calcext:value-type="float">
            <text:p>-0,0821513986251965</text:p>
          </table:table-cell>
          <table:table-cell table:formula="of:=-LN([.E6]/[.E$2])*[.E$2]" office:value-type="float" office:value="-0.0325713575924927" calcext:value-type="float">
            <text:p>-0,0325713575924927</text:p>
          </table:table-cell>
          <table:table-cell table:formula="of:=-LN([.F6]/[.F$2])*[.F$2]" office:value-type="float" office:value="-0.00405881687993381" calcext:value-type="float">
            <text:p>-0,00405881687993381</text:p>
          </table:table-cell>
          <table:table-cell table:formula="of:=SUM([.G6:.K6])" office:value-type="float" office:value="0.0553845950551988" calcext:value-type="float">
            <text:p>0,055384595055198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([.B$2]-[.B3])^2/[.B$2]" office:value-type="float" office:value="0.0599862857142857" calcext:value-type="float">
            <text:p>0,0599862857142857</text:p>
          </table:table-cell>
          <table:table-cell table:formula="of:=([.C$2]-[.C3])^2/[.C$2]" office:value-type="float" office:value="0.00096781395348837" calcext:value-type="float">
            <text:p>0,00096781395348837</text:p>
          </table:table-cell>
          <table:table-cell table:formula="of:=([.D$2]-[.D3])^2/[.D$2]" office:value-type="float" office:value="0.0151474285714286" calcext:value-type="float">
            <text:p>0,0151474285714286</text:p>
          </table:table-cell>
          <table:table-cell table:formula="of:=([.E$2]-[.E3])^2/[.E$2]" office:value-type="float" office:value="0.0281622857142857" calcext:value-type="float">
            <text:p>0,0281622857142857</text:p>
          </table:table-cell>
          <table:table-cell table:formula="of:=([.F$2]-[.F3])^2/[.F$2]" office:value-type="float" office:value="0.007056" calcext:value-type="float">
            <text:p>0,007056</text:p>
          </table:table-cell>
          <table:table-cell table:formula="of:=SUM([.G8:.K8])" office:value-type="float" office:value="0.111319813953488" calcext:value-type="float">
            <text:p>0,111319813953488</text:p>
          </table:table-cell>
          <table:table-cell/>
        </table:table-row>
        <table:table-row table:style-name="ro1">
          <table:table-cell table:number-columns-repeated="6"/>
          <table:table-cell table:formula="of:=([.B$2]-[.B4])^2/[.B$2]" office:value-type="float" office:value="0.00473363814174999" calcext:value-type="float">
            <text:p>0,00473363814174999</text:p>
          </table:table-cell>
          <table:table-cell table:formula="of:=([.C$2]-[.C4])^2/[.C$2]" office:value-type="float" office:value="0.000153524709302325" calcext:value-type="float">
            <text:p>0,000153524709302325</text:p>
          </table:table-cell>
          <table:table-cell table:formula="of:=([.D$2]-[.D4])^2/[.D$2]" office:value-type="float" office:value="0.00000418526785714293" calcext:value-type="float">
            <text:p>4,18526785714293E-06</text:p>
          </table:table-cell>
          <table:table-cell table:formula="of:=([.E$2]-[.E4])^2/[.E$2]" office:value-type="float" office:value="0.00763950892857143" calcext:value-type="float">
            <text:p>0,00763950892857143</text:p>
          </table:table-cell>
          <table:table-cell table:formula="of:=([.F$2]-[.F4])^2/[.F$2]" office:value-type="float" office:value="0.00371337890625" calcext:value-type="float">
            <text:p>0,00371337890625</text:p>
          </table:table-cell>
          <table:table-cell table:formula="of:=SUM([.G9:.K9])" office:value-type="float" office:value="0.0162442359537309" calcext:value-type="float">
            <text:p>0,0162442359537309</text:p>
          </table:table-cell>
          <table:table-cell office:value-type="string" calcext:value-type="string">
            <text:p>le mieux</text:p>
          </table:table-cell>
        </table:table-row>
        <table:table-row table:style-name="ro1">
          <table:table-cell table:number-columns-repeated="6"/>
          <table:table-cell table:formula="of:=([.B$2]-[.B5])^2/[.B$2]" office:value-type="float" office:value="0.00568575000000001" calcext:value-type="float">
            <text:p>0,00568575000000001</text:p>
          </table:table-cell>
          <table:table-cell table:formula="of:=([.C$2]-[.C5])^2/[.C$2]" office:value-type="float" office:value="0.0007873488372093" calcext:value-type="float">
            <text:p>0,0007873488372093</text:p>
          </table:table-cell>
          <table:table-cell table:formula="of:=([.D$2]-[.D5])^2/[.D$2]" office:value-type="float" office:value="0.014196" calcext:value-type="float">
            <text:p>0,014196</text:p>
          </table:table-cell>
          <table:table-cell table:formula="of:=([.E$2]-[.E5])^2/[.E$2]" office:value-type="float" office:value="0.000447999999999999" calcext:value-type="float">
            <text:p>0,000447999999999999</text:p>
          </table:table-cell>
          <table:table-cell table:formula="of:=([.F$2]-[.F5])^2/[.F$2]" office:value-type="float" office:value="0.000361" calcext:value-type="float">
            <text:p>0,000361</text:p>
          </table:table-cell>
          <table:table-cell table:formula="of:=SUM([.G10:.K10])" office:value-type="float" office:value="0.0214780988372093" calcext:value-type="float">
            <text:p>0,0214780988372093</text:p>
          </table:table-cell>
          <table:table-cell/>
        </table:table-row>
        <table:table-row table:style-name="ro1">
          <table:table-cell table:number-columns-repeated="6"/>
          <table:table-cell table:formula="of:=([.B$2]-[.B6])^2/[.B$2]" office:value-type="float" office:value="0.03678918264175" calcext:value-type="float">
            <text:p>0,03678918264175</text:p>
          </table:table-cell>
          <table:table-cell table:formula="of:=([.C$2]-[.C6])^2/[.C$2]" office:value-type="float" office:value="0.00481982703488372" calcext:value-type="float">
            <text:p>0,00481982703488372</text:p>
          </table:table-cell>
          <table:table-cell table:formula="of:=([.D$2]-[.D6])^2/[.D$2]" office:value-type="float" office:value="0.048132328125" calcext:value-type="float">
            <text:p>0,048132328125</text:p>
          </table:table-cell>
          <table:table-cell table:formula="of:=([.E$2]-[.E6])^2/[.E$2]" office:value-type="float" office:value="0.0245739375" calcext:value-type="float">
            <text:p>0,0245739375</text:p>
          </table:table-cell>
          <table:table-cell table:formula="of:=([.F$2]-[.F6])^2/[.F$2]" office:value-type="float" office:value="0.00250625390625" calcext:value-type="float">
            <text:p>0,00250625390625</text:p>
          </table:table-cell>
          <table:table-cell table:formula="of:=SUM([.G11:.K11])" office:value-type="float" office:value="0.116821529207884" calcext:value-type="float">
            <text:p>0,116821529207884</text:p>
          </table:table-cell>
          <table:table-cell/>
        </table:table-row>
      </table:table>
      <table:table table:name="Ex 2" table:style-name="ta1">
        <table:table-column table:style-name="co2" table:number-columns-repeated="6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âge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 table:style-name="Default"/>
          <table:table-cell table:number-columns-repeated="3"/>
          <table:table-cell office:value-type="string" calcext:value-type="string">
            <text:p>âge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% profession pour un sexe donné</text:p>
          </table:table-cell>
          <table:table-cell office:value-type="string" calcext:value-type="string">
            <text:p>% profession</text:p>
          </table:table-cell>
          <table:table-cell office:value-type="string" calcext:value-type="string">
            <text:p>-p*ln<text:span text:style-name="T1">(</text:span>p<text:span text:style-name="T1">)</text:span>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office:value-type="float" office:value="27.8" calcext:value-type="float">
            <text:p>27,8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,6</text:p>
          </table:table-cell>
          <table:table-cell office:value-type="float" office:value="187.1" calcext:value-type="float">
            <text:p>187,1</text:p>
          </table:table-cell>
          <table:table-cell office:value-type="float" office:value="76.9" calcext:value-type="float">
            <text:p>76,9</text:p>
          </table:table-cell>
          <table:table-cell table:formula="of:=SUM([.B3:.F3])" office:value-type="float" office:value="481.4" calcext:value-type="float">
            <text:p>481,4</text:p>
          </table:table-cell>
          <table:table-cell table:formula="of:=[.G3]/[.$G$9]" office:value-type="float" office:value="0.0181818868523128" calcext:value-type="float">
            <text:p>0,0181818868523128</text:p>
          </table:table-cell>
          <table:table-cell table:formula="of:=[.G3]/[.$G$25]" office:value-type="float" office:value="0.0119797136216361" calcext:value-type="float">
            <text:p>0,0119797136216361</text:p>
          </table:table-cell>
          <table:table-cell table:formula="of:=-[.I3]*LN([.I3])" office:value-type="float" office:value="0.0530047291909036" calcext:value-type="float">
            <text:p>0,0530047291909036</text:p>
          </table:table-cell>
          <table:table-cell table:style-name="ce1" office:value-type="string" calcext:value-type="string">
            <text:p>Agriculteurs</text:p>
          </table:table-cell>
          <table:table-cell table:formula="of:=[.B3]/[.$G$3]" office:value-type="float" office:value="0.0577482343165767" calcext:value-type="float">
            <text:p>0,0577482343165767</text:p>
          </table:table-cell>
          <table:table-cell table:formula="of:=[.C3]/[.$G$3]" office:value-type="float" office:value="0.145409223099294" calcext:value-type="float">
            <text:p>0,145409223099294</text:p>
          </table:table-cell>
          <table:table-cell table:formula="of:=[.D3]/[.$G$3]" office:value-type="float" office:value="0.248442044038222" calcext:value-type="float">
            <text:p>0,248442044038222</text:p>
          </table:table-cell>
          <table:table-cell table:formula="of:=[.E3]/[.$G$3]" office:value-type="float" office:value="0.388658080598255" calcext:value-type="float">
            <text:p>0,388658080598255</text:p>
          </table:table-cell>
          <table:table-cell table:formula="of:=[.F3]/[.$G$3]" office:value-type="float" office:value="0.159742417947653" calcext:value-type="float">
            <text:p>0,159742417947653</text:p>
          </table:table-cell>
          <table:table-cell table:formula="of:=[.G3]/[.$G$3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office:value-type="float" office:value="117.4" calcext:value-type="float">
            <text:p>117,4</text:p>
          </table:table-cell>
          <table:table-cell office:value-type="float" office:value="357.9" calcext:value-type="float">
            <text:p>357,9</text:p>
          </table:table-cell>
          <table:table-cell office:value-type="float" office:value="556.1" calcext:value-type="float">
            <text:p>556,1</text:p>
          </table:table-cell>
          <table:table-cell office:value-type="float" office:value="525.8" calcext:value-type="float">
            <text:p>525,8</text:p>
          </table:table-cell>
          <table:table-cell office:value-type="float" office:value="184.8" calcext:value-type="float">
            <text:p>184,8</text:p>
          </table:table-cell>
          <table:table-cell table:formula="of:=SUM([.B4:.F4])" office:value-type="float" office:value="1742" calcext:value-type="float">
            <text:p>1742</text:p>
          </table:table-cell>
          <table:table-cell table:formula="of:=[.G4]/[.$G$9]" office:value-type="float" office:value="0.0657932008656602" calcext:value-type="float">
            <text:p>0,0657932008656602</text:p>
          </table:table-cell>
          <table:table-cell table:formula="of:=[.G4]/[.$G$25]" office:value-type="float" office:value="0.0433499400267764" calcext:value-type="float">
            <text:p>0,0433499400267764</text:p>
          </table:table-cell>
          <table:table-cell table:formula="of:=-[.I4]*LN([.I4])" office:value-type="float" office:value="0.136051617509309" calcext:value-type="float">
            <text:p>0,136051617509309</text:p>
          </table:table-cell>
          <table:table-cell table:style-name="ce1" office:value-type="string" calcext:value-type="string">
            <text:p>Artisans</text:p>
          </table:table-cell>
          <table:table-cell table:formula="of:=[.B4]/[.$G$4]" office:value-type="float" office:value="0.0673938002296211" calcext:value-type="float">
            <text:p>0,0673938002296211</text:p>
          </table:table-cell>
          <table:table-cell table:formula="of:=[.C4]/[.$G$4]" office:value-type="float" office:value="0.205453501722158" calcext:value-type="float">
            <text:p>0,205453501722158</text:p>
          </table:table-cell>
          <table:table-cell table:formula="of:=[.D4]/[.$G$4]" office:value-type="float" office:value="0.319230769230769" calcext:value-type="float">
            <text:p>0,319230769230769</text:p>
          </table:table-cell>
          <table:table-cell table:formula="of:=[.E4]/[.$G$4]" office:value-type="float" office:value="0.301836969001148" calcext:value-type="float">
            <text:p>0,301836969001148</text:p>
          </table:table-cell>
          <table:table-cell table:formula="of:=[.F4]/[.$G$4]" office:value-type="float" office:value="0.106084959816303" calcext:value-type="float">
            <text:p>0,106084959816303</text:p>
          </table:table-cell>
          <table:table-cell table:formula="of:=[.G4]/[.$G$4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dres</text:p>
          </table:table-cell>
          <table:table-cell office:value-type="float" office:value="564.9" calcext:value-type="float">
            <text:p>564,9</text:p>
          </table:table-cell>
          <table:table-cell office:value-type="float" office:value="1209" calcext:value-type="float">
            <text:p>1209</text:p>
          </table:table-cell>
          <table:table-cell office:value-type="float" office:value="1429.5" calcext:value-type="float">
            <text:p>1429,5</text:p>
          </table:table-cell>
          <table:table-cell office:value-type="float" office:value="1161.6" calcext:value-type="float">
            <text:p>1161,6</text:p>
          </table:table-cell>
          <table:table-cell office:value-type="float" office:value="360" calcext:value-type="float">
            <text:p>360</text:p>
          </table:table-cell>
          <table:table-cell table:formula="of:=SUM([.B5:.F5])" office:value-type="float" office:value="4725" calcext:value-type="float">
            <text:p>4725</text:p>
          </table:table-cell>
          <table:table-cell table:formula="of:=[.G5]/[.$G$9]" office:value-type="float" office:value="0.178457447812999" calcext:value-type="float">
            <text:p>0,178457447812999</text:p>
          </table:table-cell>
          <table:table-cell table:formula="of:=[.G5]/[.$G$25]" office:value-type="float" office:value="0.117582357420504" calcext:value-type="float">
            <text:p>0,117582357420504</text:p>
          </table:table-cell>
          <table:table-cell table:formula="of:=-[.I5]*LN([.I5])" office:value-type="float" office:value="0.251698708147854" calcext:value-type="float">
            <text:p>0,251698708147854</text:p>
          </table:table-cell>
          <table:table-cell table:style-name="ce1" office:value-type="string" calcext:value-type="string">
            <text:p>Cadres</text:p>
          </table:table-cell>
          <table:table-cell table:formula="of:=[.B5]/[.$G$5]" office:value-type="float" office:value="0.119555555555556" calcext:value-type="float">
            <text:p>0,119555555555556</text:p>
          </table:table-cell>
          <table:table-cell table:formula="of:=[.C5]/[.$G$5]" office:value-type="float" office:value="0.255873015873016" calcext:value-type="float">
            <text:p>0,255873015873016</text:p>
          </table:table-cell>
          <table:table-cell table:formula="of:=[.D5]/[.$G$5]" office:value-type="float" office:value="0.302539682539683" calcext:value-type="float">
            <text:p>0,302539682539683</text:p>
          </table:table-cell>
          <table:table-cell table:formula="of:=[.E5]/[.$G$5]" office:value-type="float" office:value="0.24584126984127" calcext:value-type="float">
            <text:p>0,24584126984127</text:p>
          </table:table-cell>
          <table:table-cell table:formula="of:=[.F5]/[.$G$5]" office:value-type="float" office:value="0.0761904761904762" calcext:value-type="float">
            <text:p>0,0761904761904762</text:p>
          </table:table-cell>
          <table:table-cell table:formula="of:=[.G5]/[.$G$5]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office:value-type="float" office:value="1353.7" calcext:value-type="float">
            <text:p>1353,7</text:p>
          </table:table-cell>
          <table:table-cell office:value-type="float" office:value="1840.7" calcext:value-type="float">
            <text:p>1840,7</text:p>
          </table:table-cell>
          <table:table-cell office:value-type="float" office:value="1895" calcext:value-type="float">
            <text:p>1895</text:p>
          </table:table-cell>
          <table:table-cell office:value-type="float" office:value="1507.8" calcext:value-type="float">
            <text:p>1507,8</text:p>
          </table:table-cell>
          <table:table-cell office:value-type="float" office:value="256.2" calcext:value-type="float">
            <text:p>256,2</text:p>
          </table:table-cell>
          <table:table-cell table:formula="of:=SUM([.B6:.F6])" office:value-type="float" office:value="6853.4" calcext:value-type="float">
            <text:p>6853,4</text:p>
          </table:table-cell>
          <table:table-cell table:formula="of:=[.G6]/[.$G$9]" office:value-type="float" office:value="0.2588445021887" calcext:value-type="float">
            <text:p>0,2588445021887</text:p>
          </table:table-cell>
          <table:table-cell table:formula="of:=[.G6]/[.$G$25]" office:value-type="float" office:value="0.170547921343002" calcext:value-type="float">
            <text:p>0,170547921343002</text:p>
          </table:table-cell>
          <table:table-cell table:formula="of:=-[.I6]*LN([.I6])" office:value-type="float" office:value="0.301654752711589" calcext:value-type="float">
            <text:p>0,301654752711589</text:p>
          </table:table-cell>
          <table:table-cell table:style-name="ce2" office:value-type="string" calcext:value-type="string">
            <text:p>Professions intermédiaires</text:p>
          </table:table-cell>
          <table:table-cell table:formula="of:=[.B6]/[.$G$6]" office:value-type="float" office:value="0.197522397642046" calcext:value-type="float">
            <text:p>0,197522397642046</text:p>
          </table:table-cell>
          <table:table-cell table:formula="of:=[.C6]/[.$G$6]" office:value-type="float" office:value="0.268582017684653" calcext:value-type="float">
            <text:p>0,268582017684653</text:p>
          </table:table-cell>
          <table:table-cell table:formula="of:=[.D6]/[.$G$6]" office:value-type="float" office:value="0.276505092362915" calcext:value-type="float">
            <text:p>0,276505092362915</text:p>
          </table:table-cell>
          <table:table-cell table:formula="of:=[.E6]/[.$G$6]" office:value-type="float" office:value="0.22000758747483" calcext:value-type="float">
            <text:p>0,22000758747483</text:p>
          </table:table-cell>
          <table:table-cell table:formula="of:=[.F6]/[.$G$6]" office:value-type="float" office:value="0.0373829048355561" calcext:value-type="float">
            <text:p>0,0373829048355561</text:p>
          </table:table-cell>
          <table:table-cell table:formula="of:=[.G6]/[.$G$6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office:value-type="float" office:value="1570.9" calcext:value-type="float">
            <text:p>1570,9</text:p>
          </table:table-cell>
          <table:table-cell office:value-type="float" office:value="1605.6" calcext:value-type="float">
            <text:p>1605,6</text:p>
          </table:table-cell>
          <table:table-cell office:value-type="float" office:value="1880.9" calcext:value-type="float">
            <text:p>1880,9</text:p>
          </table:table-cell>
          <table:table-cell office:value-type="float" office:value="1819.6" calcext:value-type="float">
            <text:p>1819,6</text:p>
          </table:table-cell>
          <table:table-cell office:value-type="float" office:value="397" calcext:value-type="float">
            <text:p>397</text:p>
          </table:table-cell>
          <table:table-cell table:formula="of:=SUM([.B7:.F7])" office:value-type="float" office:value="7274" calcext:value-type="float">
            <text:p>7274</text:p>
          </table:table-cell>
          <table:table-cell table:formula="of:=[.G7]/[.$G$9]" office:value-type="float" office:value="0.274730047701959" calcext:value-type="float">
            <text:p>0,274730047701959</text:p>
          </table:table-cell>
          <table:table-cell table:formula="of:=[.G7]/[.$G$25]" office:value-type="float" office:value="0.181014617540053" calcext:value-type="float">
            <text:p>0,181014617540053</text:p>
          </table:table-cell>
          <table:table-cell table:formula="of:=-[.I7]*LN([.I7])" office:value-type="float" office:value="0.309386109857256" calcext:value-type="float">
            <text:p>0,309386109857256</text:p>
          </table:table-cell>
          <table:table-cell table:style-name="ce3" office:value-type="string" calcext:value-type="string">
            <text:p>Employés</text:p>
          </table:table-cell>
          <table:table-cell table:formula="of:=[.B7]/[.$G$7]" office:value-type="float" office:value="0.215960956832554" calcext:value-type="float">
            <text:p>0,215960956832554</text:p>
          </table:table-cell>
          <table:table-cell table:formula="of:=[.C7]/[.$G$7]" office:value-type="float" office:value="0.220731372009898" calcext:value-type="float">
            <text:p>0,220731372009898</text:p>
          </table:table-cell>
          <table:table-cell table:formula="of:=[.D7]/[.$G$7]" office:value-type="float" office:value="0.258578498762717" calcext:value-type="float">
            <text:p>0,258578498762717</text:p>
          </table:table-cell>
          <table:table-cell table:formula="of:=[.E7]/[.$G$7]" office:value-type="float" office:value="0.250151223535881" calcext:value-type="float">
            <text:p>0,250151223535881</text:p>
          </table:table-cell>
          <table:table-cell table:formula="of:=[.F7]/[.$G$7]" office:value-type="float" office:value="0.0545779488589497" calcext:value-type="float">
            <text:p>0,0545779488589497</text:p>
          </table:table-cell>
          <table:table-cell table:formula="of:=[.G7]/[.$G$7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office:value-type="float" office:value="1271.6" calcext:value-type="float">
            <text:p>1271,6</text:p>
          </table:table-cell>
          <table:table-cell office:value-type="float" office:value="1285.9" calcext:value-type="float">
            <text:p>1285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1300.4" calcext:value-type="float">
            <text:p>1300,4</text:p>
          </table:table-cell>
          <table:table-cell office:value-type="float" office:value="180.5" calcext:value-type="float">
            <text:p>180,5</text:p>
          </table:table-cell>
          <table:table-cell table:formula="of:=SUM([.B8:.F8])" office:value-type="float" office:value="5401.1" calcext:value-type="float">
            <text:p>5401,1</text:p>
          </table:table-cell>
          <table:table-cell table:formula="of:=[.G8]/[.$G$9]" office:value-type="float" office:value="0.203992914578368" calcext:value-type="float">
            <text:p>0,203992914578368</text:p>
          </table:table-cell>
          <table:table-cell table:formula="of:=[.G8]/[.$G$25]" office:value-type="float" office:value="0.134407210722516" calcext:value-type="float">
            <text:p>0,134407210722516</text:p>
          </table:table-cell>
          <table:table-cell table:formula="of:=-[.I8]*LN([.I8])" office:value-type="float" office:value="0.269739304494404" calcext:value-type="float">
            <text:p>0,269739304494404</text:p>
          </table:table-cell>
          <table:table-cell table:style-name="ce1" office:value-type="string" calcext:value-type="string">
            <text:p>Ouvriers</text:p>
          </table:table-cell>
          <table:table-cell table:formula="of:=[.B8]/[.$G$8]" office:value-type="float" office:value="0.235433522800911" calcext:value-type="float">
            <text:p>0,235433522800911</text:p>
          </table:table-cell>
          <table:table-cell table:formula="of:=[.C8]/[.$G$8]" office:value-type="float" office:value="0.238081131621336" calcext:value-type="float">
            <text:p>0,238081131621336</text:p>
          </table:table-cell>
          <table:table-cell table:formula="of:=[.D8]/[.$G$8]" office:value-type="float" office:value="0.252300457314251" calcext:value-type="float">
            <text:p>0,252300457314251</text:p>
          </table:table-cell>
          <table:table-cell table:formula="of:=[.E8]/[.$G$8]" office:value-type="float" office:value="0.240765769935754" calcext:value-type="float">
            <text:p>0,240765769935754</text:p>
          </table:table-cell>
          <table:table-cell table:formula="of:=[.F8]/[.$G$8]" office:value-type="float" office:value="0.033419118327748" calcext:value-type="float">
            <text:p>0,033419118327748</text:p>
          </table:table-cell>
          <table:table-cell table:formula="of:=[.G8]/[.$G$8]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formula="of:=SUM([.B3:.B8])" office:value-type="float" office:value="4906.3" calcext:value-type="float">
            <text:p>4906,3</text:p>
          </table:table-cell>
          <table:table-cell table:formula="of:=SUM([.C3:.C8])" office:value-type="float" office:value="6369.1" calcext:value-type="float">
            <text:p>6369,1</text:p>
          </table:table-cell>
          <table:table-cell table:formula="of:=SUM([.D3:.D8])" office:value-type="float" office:value="7243.8" calcext:value-type="float">
            <text:p>7243,8</text:p>
          </table:table-cell>
          <table:table-cell table:formula="of:=SUM([.E3:.E8])" office:value-type="float" office:value="6502.3" calcext:value-type="float">
            <text:p>6502,3</text:p>
          </table:table-cell>
          <table:table-cell table:formula="of:=SUM([.F3:.F8])" office:value-type="float" office:value="1455.4" calcext:value-type="float">
            <text:p>1455,4</text:p>
          </table:table-cell>
          <table:table-cell table:style-name="ce8" table:formula="of:=SUM([.G3:.G8])" office:value-type="float" office:value="26476.9" calcext:value-type="float">
            <text:p>26476,9</text:p>
          </table:table-cell>
          <table:table-cell table:formula="of:=[.G9]/[.$G$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%F</text:p>
          </table:table-cell>
          <table:table-cell table:style-name="Default" table:formula="of:=[.G9]/[.G25]" office:value-type="float" office:value="0.658881760674487" calcext:value-type="float">
            <text:p>0,658881760674487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office:value-type="float" office:value="24.2" calcext:value-type="float">
            <text:p>24,2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138" calcext:value-type="float">
            <text:p>138</text:p>
          </table:table-cell>
          <table:table-cell office:value-type="float" office:value="43.4" calcext:value-type="float">
            <text:p>43,4</text:p>
          </table:table-cell>
          <table:table-cell table:formula="of:=SUM([.B11:.F11])" office:value-type="float" office:value="351.6" calcext:value-type="float">
            <text:p>351,6</text:p>
          </table:table-cell>
          <table:table-cell table:formula="of:=[.G11]/[.$G$17]" office:value-type="float" office:value="0.0256498172559948" calcext:value-type="float">
            <text:p>0,0256498172559948</text:p>
          </table:table-cell>
          <table:table-cell table:formula="of:=[.G11]/[.$G$25]" office:value-type="float" office:value="0.0087496205013861" calcext:value-type="float">
            <text:p>0,0087496205013861</text:p>
          </table:table-cell>
          <table:table-cell table:formula="of:=-[.I11]*LN([.I11])" office:value-type="float" office:value="0.0414622199725637" calcext:value-type="float">
            <text:p>0,0414622199725637</text:p>
          </table:table-cell>
          <table:table-cell table:style-name="ce1" office:value-type="string" calcext:value-type="string">
            <text:p>Agriculteurs</text:p>
          </table:table-cell>
          <table:table-cell table:formula="of:=[.B11]/[.$G$11]" office:value-type="float" office:value="0.0688282138794084" calcext:value-type="float">
            <text:p>0,0688282138794084</text:p>
          </table:table-cell>
          <table:table-cell table:formula="of:=[.C11]/[.$G$11]" office:value-type="float" office:value="0.159840728100114" calcext:value-type="float">
            <text:p>0,159840728100114</text:p>
          </table:table-cell>
          <table:table-cell table:formula="of:=[.D11]/[.$G$11]" office:value-type="float" office:value="0.255403868031854" calcext:value-type="float">
            <text:p>0,255403868031854</text:p>
          </table:table-cell>
          <table:table-cell table:formula="of:=[.E11]/[.$G$11]" office:value-type="float" office:value="0.392491467576792" calcext:value-type="float">
            <text:p>0,392491467576792</text:p>
          </table:table-cell>
          <table:table-cell table:formula="of:=[.F11]/[.$G$11]" office:value-type="float" office:value="0.123435722411832" calcext:value-type="float">
            <text:p>0,123435722411832</text:p>
          </table:table-cell>
          <table:table-cell table:formula="of:=[.G11]/[.$G$11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office:value-type="float" office:value="79.2" calcext:value-type="float">
            <text:p>79,2</text:p>
          </table:table-cell>
          <table:table-cell office:value-type="float" office:value="258.4" calcext:value-type="float">
            <text:p>258,4</text:p>
          </table:table-cell>
          <table:table-cell office:value-type="float" office:value="387.2" calcext:value-type="float">
            <text:p>387,2</text:p>
          </table:table-cell>
          <table:table-cell office:value-type="float" office:value="378.7" calcext:value-type="float">
            <text:p>378,7</text:p>
          </table:table-cell>
          <table:table-cell office:value-type="float" office:value="128.7" calcext:value-type="float">
            <text:p>128,7</text:p>
          </table:table-cell>
          <table:table-cell table:formula="of:=SUM([.B12:.F12])" office:value-type="float" office:value="1232.2" calcext:value-type="float">
            <text:p>1232,2</text:p>
          </table:table-cell>
          <table:table-cell table:formula="of:=[.G12]/[.$G$17]" office:value-type="float" office:value="0.0898910831138703" calcext:value-type="float">
            <text:p>0,0898910831138703</text:p>
          </table:table-cell>
          <table:table-cell table:formula="of:=[.G12]/[.$G$25]" office:value-type="float" office:value="0.0306634880028668" calcext:value-type="float">
            <text:p>0,0306634880028668</text:p>
          </table:table-cell>
          <table:table-cell table:formula="of:=-[.I12]*LN([.I12])" office:value-type="float" office:value="0.106852524572398" calcext:value-type="float">
            <text:p>0,106852524572398</text:p>
          </table:table-cell>
          <table:table-cell table:style-name="ce1" office:value-type="string" calcext:value-type="string">
            <text:p>Artisans</text:p>
          </table:table-cell>
          <table:table-cell table:formula="of:=[.B12]/[.$G$12]" office:value-type="float" office:value="0.0642752799870151" calcext:value-type="float">
            <text:p>0,0642752799870151</text:p>
          </table:table-cell>
          <table:table-cell table:formula="of:=[.C12]/[.$G$12]" office:value-type="float" office:value="0.209706216523292" calcext:value-type="float">
            <text:p>0,209706216523292</text:p>
          </table:table-cell>
          <table:table-cell table:formula="of:=[.D12]/[.$G$12]" office:value-type="float" office:value="0.31423470215874" calcext:value-type="float">
            <text:p>0,31423470215874</text:p>
          </table:table-cell>
          <table:table-cell table:formula="of:=[.E12]/[.$G$12]" office:value-type="float" office:value="0.307336471352053" calcext:value-type="float">
            <text:p>0,307336471352053</text:p>
          </table:table-cell>
          <table:table-cell table:formula="of:=[.F12]/[.$G$12]" office:value-type="float" office:value="0.1044473299789" calcext:value-type="float">
            <text:p>0,1044473299789</text:p>
          </table:table-cell>
          <table:table-cell table:formula="of:=[.G12]/[.$G$12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dres</text:p>
          </table:table-cell>
          <table:table-cell office:value-type="float" office:value="315.7" calcext:value-type="float">
            <text:p>315,7</text:p>
          </table:table-cell>
          <table:table-cell office:value-type="float" office:value="685.3" calcext:value-type="float">
            <text:p>685,3</text:p>
          </table:table-cell>
          <table:table-cell office:value-type="float" office:value="853.2" calcext:value-type="float">
            <text:p>853,2</text:p>
          </table:table-cell>
          <table:table-cell office:value-type="float" office:value="719" calcext:value-type="float">
            <text:p>719</text:p>
          </table:table-cell>
          <table:table-cell office:value-type="float" office:value="240.1" calcext:value-type="float">
            <text:p>240,1</text:p>
          </table:table-cell>
          <table:table-cell table:formula="of:=SUM([.B13:.F13])" office:value-type="float" office:value="2813.3" calcext:value-type="float">
            <text:p>2813,3</text:p>
          </table:table-cell>
          <table:table-cell table:formula="of:=[.G13]/[.$G$17]" office:value-type="float" office:value="0.205235013897299" calcext:value-type="float">
            <text:p>0,205235013897299</text:p>
          </table:table-cell>
          <table:table-cell table:formula="of:=[.G13]/[.$G$25]" office:value-type="float" office:value="0.0700094065885936" calcext:value-type="float">
            <text:p>0,0700094065885936</text:p>
          </table:table-cell>
          <table:table-cell table:formula="of:=-[.I13]*LN([.I13])" office:value-type="float" office:value="0.186163809929832" calcext:value-type="float">
            <text:p>0,186163809929832</text:p>
          </table:table-cell>
          <table:table-cell table:style-name="ce1" office:value-type="string" calcext:value-type="string">
            <text:p>Cadres</text:p>
          </table:table-cell>
          <table:table-cell table:formula="of:=[.B13]/[.$G$13]" office:value-type="float" office:value="0.112216969395372" calcext:value-type="float">
            <text:p>0,112216969395372</text:p>
          </table:table-cell>
          <table:table-cell table:formula="of:=[.C13]/[.$G$13]" office:value-type="float" office:value="0.243592933565564" calcext:value-type="float">
            <text:p>0,243592933565564</text:p>
          </table:table-cell>
          <table:table-cell table:formula="of:=[.D13]/[.$G$13]" office:value-type="float" office:value="0.303273735470799" calcext:value-type="float">
            <text:p>0,303273735470799</text:p>
          </table:table-cell>
          <table:table-cell table:formula="of:=[.E13]/[.$G$13]" office:value-type="float" office:value="0.255571748480432" calcext:value-type="float">
            <text:p>0,255571748480432</text:p>
          </table:table-cell>
          <table:table-cell table:formula="of:=[.F13]/[.$G$13]" office:value-type="float" office:value="0.0853446130878328" calcext:value-type="float">
            <text:p>0,0853446130878328</text:p>
          </table:table-cell>
          <table:table-cell table:formula="of:=[.G13]/[.$G$13]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office:value-type="float" office:value="613.3" calcext:value-type="float">
            <text:p>613,3</text:p>
          </table:table-cell>
          <table:table-cell office:value-type="float" office:value="834.7" calcext:value-type="float">
            <text:p>834,7</text:p>
          </table:table-cell>
          <table:table-cell office:value-type="float" office:value="915.7" calcext:value-type="float">
            <text:p>915,7</text:p>
          </table:table-cell>
          <table:table-cell office:value-type="float" office:value="755.9" calcext:value-type="float">
            <text:p>755,9</text:p>
          </table:table-cell>
          <table:table-cell office:value-type="float" office:value="123.7" calcext:value-type="float">
            <text:p>123,7</text:p>
          </table:table-cell>
          <table:table-cell table:formula="of:=SUM([.B14:.F14])" office:value-type="float" office:value="3243.3" calcext:value-type="float">
            <text:p>3243,3</text:p>
          </table:table-cell>
          <table:table-cell table:formula="of:=[.G14]/[.$G$17]" office:value-type="float" office:value="0.236604244329829" calcext:value-type="float">
            <text:p>0,236604244329829</text:p>
          </table:table-cell>
          <table:table-cell table:formula="of:=[.G14]/[.$G$25]" office:value-type="float" office:value="0.0807100232427348" calcext:value-type="float">
            <text:p>0,0807100232427348</text:p>
          </table:table-cell>
          <table:table-cell table:formula="of:=-[.I14]*LN([.I14])" office:value-type="float" office:value="0.203138452793311" calcext:value-type="float">
            <text:p>0,203138452793311</text:p>
          </table:table-cell>
          <table:table-cell table:style-name="ce2" office:value-type="string" calcext:value-type="string">
            <text:p>Professions intermédiaires</text:p>
          </table:table-cell>
          <table:table-cell table:formula="of:=[.B14]/[.$G$14]" office:value-type="float" office:value="0.189097524126661" calcext:value-type="float">
            <text:p>0,189097524126661</text:p>
          </table:table-cell>
          <table:table-cell table:formula="of:=[.C14]/[.$G$14]" office:value-type="float" office:value="0.257361329510067" calcext:value-type="float">
            <text:p>0,257361329510067</text:p>
          </table:table-cell>
          <table:table-cell table:formula="of:=[.D14]/[.$G$14]" office:value-type="float" office:value="0.282335892455215" calcext:value-type="float">
            <text:p>0,282335892455215</text:p>
          </table:table-cell>
          <table:table-cell table:formula="of:=[.E14]/[.$G$14]" office:value-type="float" office:value="0.233065088027626" calcext:value-type="float">
            <text:p>0,233065088027626</text:p>
          </table:table-cell>
          <table:table-cell table:formula="of:=[.F14]/[.$G$14]" office:value-type="float" office:value="0.0381401658804304" calcext:value-type="float">
            <text:p>0,0381401658804304</text:p>
          </table:table-cell>
          <table:table-cell table:formula="of:=[.G14]/[.$G$14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office:value-type="float" office:value="476" calcext:value-type="float">
            <text:p>476</text:p>
          </table:table-cell>
          <table:table-cell office:value-type="float" office:value="449.5" calcext:value-type="float">
            <text:p>449,5</text:p>
          </table:table-cell>
          <table:table-cell office:value-type="float" office:value="416" calcext:value-type="float">
            <text:p>416</text:p>
          </table:table-cell>
          <table:table-cell office:value-type="float" office:value="329.8" calcext:value-type="float">
            <text:p>329,8</text:p>
          </table:table-cell>
          <table:table-cell office:value-type="float" office:value="58.3" calcext:value-type="float">
            <text:p>58,3</text:p>
          </table:table-cell>
          <table:table-cell table:formula="of:=SUM([.B15:.F15])" office:value-type="float" office:value="1729.6" calcext:value-type="float">
            <text:p>1729,6</text:p>
          </table:table-cell>
          <table:table-cell table:formula="of:=[.G15]/[.$G$17]" office:value-type="float" office:value="0.126177258037453" calcext:value-type="float">
            <text:p>0,126177258037453</text:p>
          </table:table-cell>
          <table:table-cell table:formula="of:=[.G15]/[.$G$25]" office:value-type="float" office:value="0.043041364104657" calcext:value-type="float">
            <text:p>0,043041364104657</text:p>
          </table:table-cell>
          <table:table-cell table:formula="of:=-[.I15]*LN([.I15])" office:value-type="float" office:value="0.135390642464989" calcext:value-type="float">
            <text:p>0,135390642464989</text:p>
          </table:table-cell>
          <table:table-cell table:style-name="ce3" office:value-type="string" calcext:value-type="string">
            <text:p>Employés</text:p>
          </table:table-cell>
          <table:table-cell table:formula="of:=[.B15]/[.$G$15]" office:value-type="float" office:value="0.275208140610546" calcext:value-type="float">
            <text:p>0,275208140610546</text:p>
          </table:table-cell>
          <table:table-cell table:formula="of:=[.C15]/[.$G$15]" office:value-type="float" office:value="0.259886679000925" calcext:value-type="float">
            <text:p>0,259886679000925</text:p>
          </table:table-cell>
          <table:table-cell table:formula="of:=[.D15]/[.$G$15]" office:value-type="float" office:value="0.240518038852914" calcext:value-type="float">
            <text:p>0,240518038852914</text:p>
          </table:table-cell>
          <table:table-cell table:formula="of:=[.E15]/[.$G$15]" office:value-type="float" office:value="0.19067992599445" calcext:value-type="float">
            <text:p>0,19067992599445</text:p>
          </table:table-cell>
          <table:table-cell table:formula="of:=[.F15]/[.$G$15]" office:value-type="float" office:value="0.0337072155411656" calcext:value-type="float">
            <text:p>0,0337072155411656</text:p>
          </table:table-cell>
          <table:table-cell table:formula="of:=[.G15]/[.$G$15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office:value-type="float" office:value="1085.8" calcext:value-type="float">
            <text:p>1085,8</text:p>
          </table:table-cell>
          <table:table-cell office:value-type="float" office:value="1068.4" calcext:value-type="float">
            <text:p>1068,4</text:p>
          </table:table-cell>
          <table:table-cell office:value-type="float" office:value="1065.5" calcext:value-type="float">
            <text:p>1065,5</text:p>
          </table:table-cell>
          <table:table-cell office:value-type="float" office:value="987.9" calcext:value-type="float">
            <text:p>987,9</text:p>
          </table:table-cell>
          <table:table-cell office:value-type="float" office:value="130.1" calcext:value-type="float">
            <text:p>130,1</text:p>
          </table:table-cell>
          <table:table-cell table:formula="of:=SUM([.B16:.F16])" office:value-type="float" office:value="4337.7" calcext:value-type="float">
            <text:p>4337,7</text:p>
          </table:table-cell>
          <table:table-cell table:formula="of:=[.G16]/[.$G$17]" office:value-type="float" office:value="0.316442583365554" calcext:value-type="float">
            <text:p>0,316442583365554</text:p>
          </table:table-cell>
          <table:table-cell table:formula="of:=[.G16]/[.$G$25]" office:value-type="float" office:value="0.107944336885274" calcext:value-type="float">
            <text:p>0,107944336885274</text:p>
          </table:table-cell>
          <table:table-cell table:formula="of:=-[.I16]*LN([.I16])" office:value-type="float" office:value="0.240299161201618" calcext:value-type="float">
            <text:p>0,240299161201618</text:p>
          </table:table-cell>
          <table:table-cell table:style-name="ce1" office:value-type="string" calcext:value-type="string">
            <text:p>Ouvriers</text:p>
          </table:table-cell>
          <table:table-cell table:formula="of:=[.B16]/[.$G$16]" office:value-type="float" office:value="0.250316988265671" calcext:value-type="float">
            <text:p>0,250316988265671</text:p>
          </table:table-cell>
          <table:table-cell table:formula="of:=[.C16]/[.$G$16]" office:value-type="float" office:value="0.246305645849183" calcext:value-type="float">
            <text:p>0,246305645849183</text:p>
          </table:table-cell>
          <table:table-cell table:formula="of:=[.D16]/[.$G$16]" office:value-type="float" office:value="0.245637088779768" calcext:value-type="float">
            <text:p>0,245637088779768</text:p>
          </table:table-cell>
          <table:table-cell table:formula="of:=[.E16]/[.$G$16]" office:value-type="float" office:value="0.227747423749914" calcext:value-type="float">
            <text:p>0,227747423749914</text:p>
          </table:table-cell>
          <table:table-cell table:formula="of:=[.F16]/[.$G$16]" office:value-type="float" office:value="0.0299928533554649" calcext:value-type="float">
            <text:p>0,0299928533554649</text:p>
          </table:table-cell>
          <table:table-cell table:formula="of:=[.G16]/[.$G$16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11:.B16])" office:value-type="float" office:value="2594.2" calcext:value-type="float">
            <text:p>2594,2</text:p>
          </table:table-cell>
          <table:table-cell table:formula="of:=SUM([.C11:.C16])" office:value-type="float" office:value="3352.5" calcext:value-type="float">
            <text:p>3352,5</text:p>
          </table:table-cell>
          <table:table-cell table:formula="of:=SUM([.D11:.D16])" office:value-type="float" office:value="3727.4" calcext:value-type="float">
            <text:p>3727,4</text:p>
          </table:table-cell>
          <table:table-cell table:formula="of:=SUM([.E11:.E16])" office:value-type="float" office:value="3309.3" calcext:value-type="float">
            <text:p>3309,3</text:p>
          </table:table-cell>
          <table:table-cell table:formula="of:=SUM([.F11:.F16])" office:value-type="float" office:value="724.3" calcext:value-type="float">
            <text:p>724,3</text:p>
          </table:table-cell>
          <table:table-cell table:style-name="ce8" table:formula="of:=SUM([.G11:.G16])" office:value-type="float" office:value="13707.7" calcext:value-type="float">
            <text:p>13707,7</text:p>
          </table:table-cell>
          <table:table-cell table:formula="of:=[.G17]/[.$G$1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+F</text:p>
          </table:table-cell>
          <table:table-cell table:number-columns-repeated="4"/>
          <table:table-cell office:value-type="string" calcext:value-type="string">
            <text:p>%H</text:p>
          </table:table-cell>
          <table:table-cell table:style-name="Default" table:formula="of:=[.G17]/[.G25]" office:value-type="float" office:value="0.341118239325513" calcext:value-type="float">
            <text:p>0,3411182393255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table:formula="of:=[.B3]+[.B11]" office:value-type="float" office:value="52" calcext:value-type="float">
            <text:p>52</text:p>
          </table:table-cell>
          <table:table-cell table:formula="of:=[.C3]+[.C11]" office:value-type="float" office:value="126.2" calcext:value-type="float">
            <text:p>126,2</text:p>
          </table:table-cell>
          <table:table-cell table:formula="of:=[.D3]+[.D11]" office:value-type="float" office:value="209.4" calcext:value-type="float">
            <text:p>209,4</text:p>
          </table:table-cell>
          <table:table-cell table:formula="of:=[.E3]+[.E11]" office:value-type="float" office:value="325.1" calcext:value-type="float">
            <text:p>325,1</text:p>
          </table:table-cell>
          <table:table-cell table:formula="of:=[.F3]+[.F11]" office:value-type="float" office:value="120.3" calcext:value-type="float">
            <text:p>120,3</text:p>
          </table:table-cell>
          <table:table-cell table:formula="of:=[.G3]+[.G11]" office:value-type="float" office:value="833" calcext:value-type="float">
            <text:p>833</text:p>
          </table:table-cell>
          <table:table-cell table:formula="of:=[.G19]/[.$G$25]" office:value-type="float" office:value="0.0207293341230223" calcext:value-type="float">
            <text:p>0,0207293341230223</text:p>
          </table:table-cell>
          <table:table-cell table:formula="of:=-[.H19]*LN([.H19])" office:value-type="float" office:value="0.0803511584097251" calcext:value-type="float">
            <text:p>0,08035115840972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table:formula="of:=[.B4]+[.B12]" office:value-type="float" office:value="196.6" calcext:value-type="float">
            <text:p>196,6</text:p>
          </table:table-cell>
          <table:table-cell table:formula="of:=[.C4]+[.C12]" office:value-type="float" office:value="616.3" calcext:value-type="float">
            <text:p>616,3</text:p>
          </table:table-cell>
          <table:table-cell table:formula="of:=[.D4]+[.D12]" office:value-type="float" office:value="943.3" calcext:value-type="float">
            <text:p>943,3</text:p>
          </table:table-cell>
          <table:table-cell table:formula="of:=[.E4]+[.E12]" office:value-type="float" office:value="904.5" calcext:value-type="float">
            <text:p>904,5</text:p>
          </table:table-cell>
          <table:table-cell table:formula="of:=[.F4]+[.F12]" office:value-type="float" office:value="313.5" calcext:value-type="float">
            <text:p>313,5</text:p>
          </table:table-cell>
          <table:table-cell table:formula="of:=[.G4]+[.G12]" office:value-type="float" office:value="2974.2" calcext:value-type="float">
            <text:p>2974,2</text:p>
          </table:table-cell>
          <table:table-cell table:formula="of:=[.G20]/[.$G$25]" office:value-type="float" office:value="0.0740134280296432" calcext:value-type="float">
            <text:p>0,0740134280296432</text:p>
          </table:table-cell>
          <table:table-cell table:formula="of:=-[.H20]*LN([.H20])" office:value-type="float" office:value="0.192694606928672" calcext:value-type="float">
            <text:p>0,192694606928672</text:p>
          </table:table-cell>
          <table:table-cell table:number-columns-repeated="2"/>
          <table:table-cell office:value-type="string" calcext:value-type="string">
            <text:p>H(S)=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dres</text:p>
          </table:table-cell>
          <table:table-cell table:formula="of:=[.B5]+[.B13]" office:value-type="float" office:value="880.6" calcext:value-type="float">
            <text:p>880,6</text:p>
          </table:table-cell>
          <table:table-cell table:formula="of:=[.C5]+[.C13]" office:value-type="float" office:value="1894.3" calcext:value-type="float">
            <text:p>1894,3</text:p>
          </table:table-cell>
          <table:table-cell table:formula="of:=[.D5]+[.D13]" office:value-type="float" office:value="2282.7" calcext:value-type="float">
            <text:p>2282,7</text:p>
          </table:table-cell>
          <table:table-cell table:formula="of:=[.E5]+[.E13]" office:value-type="float" office:value="1880.6" calcext:value-type="float">
            <text:p>1880,6</text:p>
          </table:table-cell>
          <table:table-cell table:formula="of:=[.F5]+[.F13]" office:value-type="float" office:value="600.1" calcext:value-type="float">
            <text:p>600,1</text:p>
          </table:table-cell>
          <table:table-cell table:formula="of:=[.G5]+[.G13]" office:value-type="float" office:value="7538.3" calcext:value-type="float">
            <text:p>7538,3</text:p>
          </table:table-cell>
          <table:table-cell table:formula="of:=[.G21]/[.$G$25]" office:value-type="float" office:value="0.187591764009098" calcext:value-type="float">
            <text:p>0,187591764009098</text:p>
          </table:table-cell>
          <table:table-cell table:formula="of:=-[.H21]*LN([.H21])" office:value-type="float" office:value="0.313932405622911" calcext:value-type="float">
            <text:p>0,313932405622911</text:p>
          </table:table-cell>
          <table:table-cell table:number-columns-repeated="2"/>
          <table:table-cell table:formula="of:=-[.G10]*LN([.G10])-[.G18]*LN([.G18])" office:value-type="float" office:value="0.641774414808555" calcext:value-type="float">
            <text:p>0,641774414808555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table:formula="of:=[.B6]+[.B14]" office:value-type="float" office:value="1967" calcext:value-type="float">
            <text:p>1967</text:p>
          </table:table-cell>
          <table:table-cell table:formula="of:=[.C6]+[.C14]" office:value-type="float" office:value="2675.4" calcext:value-type="float">
            <text:p>2675,4</text:p>
          </table:table-cell>
          <table:table-cell table:formula="of:=[.D6]+[.D14]" office:value-type="float" office:value="2810.7" calcext:value-type="float">
            <text:p>2810,7</text:p>
          </table:table-cell>
          <table:table-cell table:formula="of:=[.E6]+[.E14]" office:value-type="float" office:value="2263.7" calcext:value-type="float">
            <text:p>2263,7</text:p>
          </table:table-cell>
          <table:table-cell table:formula="of:=[.F6]+[.F14]" office:value-type="float" office:value="379.9" calcext:value-type="float">
            <text:p>379,9</text:p>
          </table:table-cell>
          <table:table-cell table:formula="of:=[.G6]+[.G14]" office:value-type="float" office:value="10096.7" calcext:value-type="float">
            <text:p>10096,7</text:p>
          </table:table-cell>
          <table:table-cell table:formula="of:=[.G22]/[.$G$25]" office:value-type="float" office:value="0.251257944585737" calcext:value-type="float">
            <text:p>0,251257944585737</text:p>
          </table:table-cell>
          <table:table-cell table:formula="of:=-[.H22]*LN([.H22])" office:value-type="float" office:value="0.347056367625841" calcext:value-type="float">
            <text:p>0,34705636762584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table:formula="of:=[.B7]+[.B15]" office:value-type="float" office:value="2046.9" calcext:value-type="float">
            <text:p>2046,9</text:p>
          </table:table-cell>
          <table:table-cell table:formula="of:=[.C7]+[.C15]" office:value-type="float" office:value="2055.1" calcext:value-type="float">
            <text:p>2055,1</text:p>
          </table:table-cell>
          <table:table-cell table:formula="of:=[.D7]+[.D15]" office:value-type="float" office:value="2296.9" calcext:value-type="float">
            <text:p>2296,9</text:p>
          </table:table-cell>
          <table:table-cell table:formula="of:=[.E7]+[.E15]" office:value-type="float" office:value="2149.4" calcext:value-type="float">
            <text:p>2149,4</text:p>
          </table:table-cell>
          <table:table-cell table:formula="of:=[.F7]+[.F15]" office:value-type="float" office:value="455.3" calcext:value-type="float">
            <text:p>455,3</text:p>
          </table:table-cell>
          <table:table-cell table:formula="of:=[.G7]+[.G15]" office:value-type="float" office:value="9003.6" calcext:value-type="float">
            <text:p>9003,6</text:p>
          </table:table-cell>
          <table:table-cell table:formula="of:=[.G23]/[.$G$25]" office:value-type="float" office:value="0.22405598164471" calcext:value-type="float">
            <text:p>0,22405598164471</text:p>
          </table:table-cell>
          <table:table-cell table:formula="of:=-[.H23]*LN([.H23])" office:value-type="float" office:value="0.335156232892131" calcext:value-type="float">
            <text:p>0,335156232892131</text:p>
          </table:table-cell>
          <table:table-cell table:number-columns-repeated="2"/>
          <table:table-cell office:value-type="string" calcext:value-type="string">
            <text:p>H(C,S)=somm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table:formula="of:=[.B8]+[.B16]" office:value-type="float" office:value="2357.4" calcext:value-type="float">
            <text:p>2357,4</text:p>
          </table:table-cell>
          <table:table-cell table:formula="of:=[.C8]+[.C16]" office:value-type="float" office:value="2354.3" calcext:value-type="float">
            <text:p>2354,3</text:p>
          </table:table-cell>
          <table:table-cell table:formula="of:=[.D8]+[.D16]" office:value-type="float" office:value="2428.2" calcext:value-type="float">
            <text:p>2428,2</text:p>
          </table:table-cell>
          <table:table-cell table:formula="of:=[.E8]+[.E16]" office:value-type="float" office:value="2288.3" calcext:value-type="float">
            <text:p>2288,3</text:p>
          </table:table-cell>
          <table:table-cell table:formula="of:=[.F8]+[.F16]" office:value-type="float" office:value="310.6" calcext:value-type="float">
            <text:p>310,6</text:p>
          </table:table-cell>
          <table:table-cell table:formula="of:=[.G8]+[.G16]" office:value-type="float" office:value="9738.8" calcext:value-type="float">
            <text:p>9738,8</text:p>
          </table:table-cell>
          <table:table-cell table:formula="of:=[.G24]/[.$G$25]" office:value-type="float" office:value="0.24235154760779" calcext:value-type="float">
            <text:p>0,24235154760779</text:p>
          </table:table-cell>
          <table:table-cell table:formula="of:=-[.H24]*LN([.H24])" office:value-type="float" office:value="0.343500826873711" calcext:value-type="float">
            <text:p>0,343500826873711</text:p>
          </table:table-cell>
          <table:table-cell table:number-columns-repeated="2"/>
          <table:table-cell table:formula="of:=SUM([.J3:.J16])" office:value-type="float" office:value="2.23484203284603" calcext:value-type="float">
            <text:p>2,23484203284603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SUM([.B19:.B24])" office:value-type="float" office:value="7500.5" calcext:value-type="float">
            <text:p>7500,5</text:p>
          </table:table-cell>
          <table:table-cell table:style-name="ce7" table:formula="of:=SUM([.C19:.C24])" office:value-type="float" office:value="9721.6" calcext:value-type="float">
            <text:p>9721,6</text:p>
          </table:table-cell>
          <table:table-cell table:style-name="ce7" table:formula="of:=SUM([.D19:.D24])" office:value-type="float" office:value="10971.2" calcext:value-type="float">
            <text:p>10971,2</text:p>
          </table:table-cell>
          <table:table-cell table:style-name="ce7" table:formula="of:=SUM([.E19:.E24])" office:value-type="float" office:value="9811.6" calcext:value-type="float">
            <text:p>9811,6</text:p>
          </table:table-cell>
          <table:table-cell table:style-name="ce7" table:formula="of:=SUM([.F19:.F24])" office:value-type="float" office:value="2179.7" calcext:value-type="float">
            <text:p>2179,7</text:p>
          </table:table-cell>
          <table:table-cell table:style-name="ce8" table:formula="of:=SUM([.G19:.G24])" office:value-type="float" office:value="40184.6" calcext:value-type="float">
            <text:p>40184,6</text:p>
          </table:table-cell>
          <table:table-cell table:formula="of:=[.G25]/[.$G$25]" office:value-type="float" office:value="1" calcext:value-type="float">
            <text:p>1</text:p>
          </table:table-cell>
          <table:table-cell table:formula="of:=SUM([.I19:.I24])" office:value-type="float" office:value="1.61269159835299" calcext:value-type="float">
            <text:p>1,61269159835299</text:p>
          </table:table-cell>
          <table:table-cell office:value-type="string" calcext:value-type="string">
            <text:p>H(C)</text:p>
          </table:table-cell>
          <table:table-cell table:number-columns-repeated="7"/>
        </table:table-row>
        <table:table-row table:style-name="ro1">
          <table:table-cell/>
          <table:table-cell table:formula="of:=[.B25]/[.$G$25]" office:value-type="float" office:value="0.186651105149734" calcext:value-type="float">
            <text:p>0,186651105149734</text:p>
          </table:table-cell>
          <table:table-cell table:formula="of:=[.C25]/[.$G$25]" office:value-type="float" office:value="0.241923522941624" calcext:value-type="float">
            <text:p>0,241923522941624</text:p>
          </table:table-cell>
          <table:table-cell table:formula="of:=[.D25]/[.$G$25]" office:value-type="float" office:value="0.273020012641659" calcext:value-type="float">
            <text:p>0,273020012641659</text:p>
          </table:table-cell>
          <table:table-cell table:formula="of:=[.E25]/[.$G$25]" office:value-type="float" office:value="0.244163186892491" calcext:value-type="float">
            <text:p>0,244163186892491</text:p>
          </table:table-cell>
          <table:table-cell table:formula="of:=[.F25]/[.$G$25]" office:value-type="float" office:value="0.0542421723744917" calcext:value-type="float">
            <text:p>0,054242172374491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(A)=</text:p>
          </table:table-cell>
          <table:table-cell table:formula="of:=-[.B26]*LN([.B26])" office:value-type="float" office:value="0.313296521604468" calcext:value-type="float">
            <text:p>0,313296521604468</text:p>
          </table:table-cell>
          <table:table-cell table:formula="of:=-[.C26]*LN([.C26])" office:value-type="float" office:value="0.343321805763875" calcext:value-type="float">
            <text:p>0,343321805763875</text:p>
          </table:table-cell>
          <table:table-cell table:formula="of:=-[.D26]*LN([.D26])" office:value-type="float" office:value="0.354437359783594" calcext:value-type="float">
            <text:p>0,354437359783594</text:p>
          </table:table-cell>
          <table:table-cell table:formula="of:=-[.E26]*LN([.E26])" office:value-type="float" office:value="0.344250188968056" calcext:value-type="float">
            <text:p>0,344250188968056</text:p>
          </table:table-cell>
          <table:table-cell table:formula="of:=-[.F26]*LN([.F26])" office:value-type="float" office:value="0.158077777713957" calcext:value-type="float">
            <text:p>0,158077777713957</text:p>
          </table:table-cell>
          <table:table-cell table:style-name="Default" table:formula="of:=SUM([.B27:.F27])" office:value-type="float" office:value="1.51338365383395" calcext:value-type="float">
            <text:p>1,5133836538339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(C,A)</text:p>
          </table:table-cell>
          <table:table-cell table:formula="of:=-[.B19]/[.$G$25]*LN([.B19]/[.$G$25])" office:value-type="float" office:value="0.0086052806472816" calcext:value-type="float">
            <text:p>0,0086052806472816</text:p>
          </table:table-cell>
          <table:table-cell table:formula="of:=-[.C19]/[.$G$25]*LN([.C19]/[.$G$25])" office:value-type="float" office:value="0.0180999049689617" calcext:value-type="float">
            <text:p>0,0180999049689617</text:p>
          </table:table-cell>
          <table:table-cell table:formula="of:=-[.D19]/[.$G$25]*LN([.D19]/[.$G$25])" office:value-type="float" office:value="0.0273939343960284" calcext:value-type="float">
            <text:p>0,0273939343960284</text:p>
          </table:table-cell>
          <table:table-cell table:formula="of:=-[.E19]/[.$G$25]*LN([.E19]/[.$G$25])" office:value-type="float" office:value="0.0389711793736753" calcext:value-type="float">
            <text:p>0,0389711793736753</text:p>
          </table:table-cell>
          <table:table-cell table:formula="of:=-[.F19]/[.$G$25]*LN([.F19]/[.$G$25])" office:value-type="float" office:value="0.0173970484809241" calcext:value-type="float">
            <text:p>0,0173970484809241</text:p>
          </table:table-cell>
          <table:table-cell table:style-name="Default"/>
          <table:table-cell table:number-columns-repeated="4"/>
          <table:table-cell office:value-type="string" calcext:value-type="string">
            <text:p>H(S,A)</text:p>
          </table:table-cell>
          <table:table-cell table:number-columns-repeated="5"/>
        </table:table-row>
        <table:table-row table:style-name="ro1">
          <table:table-cell/>
          <table:table-cell table:formula="of:=-[.B20]/[.$G$25]*LN([.B20]/[.$G$25])" office:value-type="float" office:value="0.0260280144854976" calcext:value-type="float">
            <text:p>0,0260280144854976</text:p>
          </table:table-cell>
          <table:table-cell table:formula="of:=-[.C20]/[.$G$25]*LN([.C20]/[.$G$25])" office:value-type="float" office:value="0.0640692327636944" calcext:value-type="float">
            <text:p>0,0640692327636944</text:p>
          </table:table-cell>
          <table:table-cell table:formula="of:=-[.D20]/[.$G$25]*LN([.D20]/[.$G$25])" office:value-type="float" office:value="0.0880716639358875" calcext:value-type="float">
            <text:p>0,0880716639358875</text:p>
          </table:table-cell>
          <table:table-cell table:formula="of:=-[.E20]/[.$G$25]*LN([.E20]/[.$G$25])" office:value-type="float" office:value="0.0853944915781718" calcext:value-type="float">
            <text:p>0,0853944915781718</text:p>
          </table:table-cell>
          <table:table-cell table:formula="of:=-[.F20]/[.$G$25]*LN([.F20]/[.$G$25])" office:value-type="float" office:value="0.0378640913106512" calcext:value-type="float">
            <text:p>0,0378640913106512</text:p>
          </table:table-cell>
          <table:table-cell table:style-name="Default"/>
          <table:table-cell office:value-type="string" calcext:value-type="string">
            <text:p>I(C,A)</text:p>
          </table:table-cell>
          <table:table-cell office:value-type="string" calcext:value-type="string">
            <text:p>I(C,S)</text:p>
          </table:table-cell>
          <table:table-cell office:value-type="string" calcext:value-type="string">
            <text:p>I(C)</text:p>
          </table:table-cell>
          <table:table-cell/>
          <table:table-cell table:formula="of:=-[.B9]/[.$G$9]*LN([.B9]/[.$G$9])" office:value-type="float" office:value="0.312378253903182" calcext:value-type="float">
            <text:p>0,312378253903182</text:p>
          </table:table-cell>
          <table:table-cell table:formula="of:=-[.C9]/[.$G$9]*LN([.C9]/[.$G$9])" office:value-type="float" office:value="0.342743520575513" calcext:value-type="float">
            <text:p>0,342743520575513</text:p>
          </table:table-cell>
          <table:table-cell table:formula="of:=-[.D9]/[.$G$9]*LN([.D9]/[.$G$9])" office:value-type="float" office:value="0.354606572686431" calcext:value-type="float">
            <text:p>0,354606572686431</text:p>
          </table:table-cell>
          <table:table-cell table:formula="of:=-[.E9]/[.$G$9]*LN([.E9]/[.$G$9])" office:value-type="float" office:value="0.344828434639387" calcext:value-type="float">
            <text:p>0,344828434639387</text:p>
          </table:table-cell>
          <table:table-cell table:formula="of:=-[.F9]/[.$G$9]*LN([.F9]/[.$G$9])" office:value-type="float" office:value="0.159463667534635" calcext:value-type="float">
            <text:p>0,159463667534635</text:p>
          </table:table-cell>
          <table:table-cell/>
        </table:table-row>
        <table:table-row table:style-name="ro1">
          <table:table-cell/>
          <table:table-cell table:formula="of:=-[.B21]/[.$G$25]*LN([.B21]/[.$G$25])" office:value-type="float" office:value="0.0837249028207116" calcext:value-type="float">
            <text:p>0,0837249028207116</text:p>
          </table:table-cell>
          <table:table-cell table:formula="of:=-[.C21]/[.$G$25]*LN([.C21]/[.$G$25])" office:value-type="float" office:value="0.143995313093209" calcext:value-type="float">
            <text:p>0,143995313093209</text:p>
          </table:table-cell>
          <table:table-cell table:formula="of:=-[.D21]/[.$G$25]*LN([.D21]/[.$G$25])" office:value-type="float" office:value="0.162924818823527" calcext:value-type="float">
            <text:p>0,162924818823527</text:p>
          </table:table-cell>
          <table:table-cell table:formula="of:=-[.E21]/[.$G$25]*LN([.E21]/[.$G$25])" office:value-type="float" office:value="0.143293597692287" calcext:value-type="float">
            <text:p>0,143293597692287</text:p>
          </table:table-cell>
          <table:table-cell table:formula="of:=-[.F21]/[.$G$25]*LN([.F21]/[.$G$25])" office:value-type="float" office:value="0.062782909359909" calcext:value-type="float">
            <text:p>0,062782909359909</text:p>
          </table:table-cell>
          <table:table-cell table:style-name="Default"/>
          <table:table-cell table:formula="of:=[.G27]+[.I25]-[.G35]" office:value-type="float" office:value="0.0196166302591707" calcext:value-type="float">
            <text:p>0,0196166302591707</text:p>
          </table:table-cell>
          <table:table-cell table:formula="of:=[.G35]+[.L21]-[.L24]" office:value-type="float" office:value="1.5133910038903" calcext:value-type="float">
            <text:p>1,5133910038903</text:p>
          </table:table-cell>
          <table:table-cell table:formula="of:=[.H31]+[.I31]" office:value-type="float" office:value="1.53300763414947" calcext:value-type="float">
            <text:p>1,53300763414947</text:p>
          </table:table-cell>
          <table:table-cell/>
          <table:table-cell table:formula="of:=-[.B17]/[.$G$17]*LN([.B17]/[.$G$17])" office:value-type="float" office:value="0.315042760581597" calcext:value-type="float">
            <text:p>0,315042760581597</text:p>
          </table:table-cell>
          <table:table-cell table:formula="of:=-[.C17]/[.$G$17]*LN([.C17]/[.$G$17])" office:value-type="float" office:value="0.344416843092645" calcext:value-type="float">
            <text:p>0,344416843092645</text:p>
          </table:table-cell>
          <table:table-cell table:formula="of:=-[.D17]/[.$G$17]*LN([.D17]/[.$G$17])" office:value-type="float" office:value="0.354107154689309" calcext:value-type="float">
            <text:p>0,354107154689309</text:p>
          </table:table-cell>
          <table:table-cell table:formula="of:=-[.E17]/[.$G$17]*LN([.E17]/[.$G$17])" office:value-type="float" office:value="0.343109840561541" calcext:value-type="float">
            <text:p>0,343109840561541</text:p>
          </table:table-cell>
          <table:table-cell table:formula="of:=-[.F17]/[.$G$17]*LN([.F17]/[.$G$17])" office:value-type="float" office:value="0.155373217724394" calcext:value-type="float">
            <text:p>0,155373217724394</text:p>
          </table:table-cell>
          <table:table-cell/>
        </table:table-row>
        <table:table-row table:style-name="ro1">
          <table:table-cell/>
          <table:table-cell table:formula="of:=-[.B22]/[.$G$25]*LN([.B22]/[.$G$25])" office:value-type="float" office:value="0.147678176332438" calcext:value-type="float">
            <text:p>0,147678176332438</text:p>
          </table:table-cell>
          <table:table-cell table:formula="of:=-[.C22]/[.$G$25]*LN([.C22]/[.$G$25])" office:value-type="float" office:value="0.180384735873114" calcext:value-type="float">
            <text:p>0,180384735873114</text:p>
          </table:table-cell>
          <table:table-cell table:formula="of:=-[.D22]/[.$G$25]*LN([.D22]/[.$G$25])" office:value-type="float" office:value="0.186056432264302" calcext:value-type="float">
            <text:p>0,186056432264302</text:p>
          </table:table-cell>
          <table:table-cell table:formula="of:=-[.E22]/[.$G$25]*LN([.E22]/[.$G$25])" office:value-type="float" office:value="0.162039562627284" calcext:value-type="float">
            <text:p>0,162039562627284</text:p>
          </table:table-cell>
          <table:table-cell table:formula="of:=-[.F22]/[.$G$25]*LN([.F22]/[.$G$25])" office:value-type="float" office:value="0.0440676196438897" calcext:value-type="float">
            <text:p>0,0440676196438897</text:p>
          </table:table-cell>
          <table:table-cell table:style-name="Default"/>
          <table:table-cell table:number-columns-repeated="8"/>
          <table:table-cell table:formula="of:=SUM([.L30:.P31])" office:value-type="float" office:value="3.02607026598863" calcext:value-type="float">
            <text:p>3,02607026598863</text:p>
          </table:table-cell>
          <table:table-cell/>
        </table:table-row>
        <table:table-row table:style-name="ro1">
          <table:table-cell/>
          <table:table-cell table:formula="of:=-[.B23]/[.$G$25]*LN([.B23]/[.$G$25])" office:value-type="float" office:value="0.151648727363371" calcext:value-type="float">
            <text:p>0,151648727363371</text:p>
          </table:table-cell>
          <table:table-cell table:formula="of:=-[.C23]/[.$G$25]*LN([.C23]/[.$G$25])" office:value-type="float" office:value="0.152051774490916" calcext:value-type="float">
            <text:p>0,152051774490916</text:p>
          </table:table-cell>
          <table:table-cell table:formula="of:=-[.D23]/[.$G$25]*LN([.D23]/[.$G$25])" office:value-type="float" office:value="0.163583859791166" calcext:value-type="float">
            <text:p>0,163583859791166</text:p>
          </table:table-cell>
          <table:table-cell table:formula="of:=-[.E23]/[.$G$25]*LN([.E23]/[.$G$25])" office:value-type="float" office:value="0.156629094156124" calcext:value-type="float">
            <text:p>0,156629094156124</text:p>
          </table:table-cell>
          <table:table-cell table:formula="of:=-[.F23]/[.$G$25]*LN([.F23]/[.$G$25])" office:value-type="float" office:value="0.0507625472463552" calcext:value-type="float">
            <text:p>0,0507625472463552</text:p>
          </table:table-cell>
          <table:table-cell table:style-name="Default"/>
          <table:table-cell office:value-type="string" calcext:value-type="string">
            <text:p>I(A,S)</text:p>
          </table:table-cell>
          <table:table-cell/>
          <table:table-cell office:value-type="string" calcext:value-type="string">
            <text:p>I(A)</text:p>
          </table:table-cell>
          <table:table-cell/>
          <table:table-cell office:value-type="string" calcext:value-type="string">
            <text:p>I(S)</text:p>
          </table:table-cell>
          <table:table-cell table:number-columns-repeated="5"/>
        </table:table-row>
        <table:table-row table:style-name="ro1">
          <table:table-cell/>
          <table:table-cell table:formula="of:=-[.B24]/[.$G$25]*LN([.B24]/[.$G$25])" office:value-type="float" office:value="0.166367425964988" calcext:value-type="float">
            <text:p>0,166367425964988</text:p>
          </table:table-cell>
          <table:table-cell table:formula="of:=-[.C24]/[.$G$25]*LN([.C24]/[.$G$25])" office:value-type="float" office:value="0.166225744694772" calcext:value-type="float">
            <text:p>0,166225744694772</text:p>
          </table:table-cell>
          <table:table-cell table:formula="of:=-[.D24]/[.$G$25]*LN([.D24]/[.$G$25])" office:value-type="float" office:value="0.169575888192306" calcext:value-type="float">
            <text:p>0,169575888192306</text:p>
          </table:table-cell>
          <table:table-cell table:formula="of:=-[.E24]/[.$G$25]*LN([.E24]/[.$G$25])" office:value-type="float" office:value="0.163184984058629" calcext:value-type="float">
            <text:p>0,163184984058629</text:p>
          </table:table-cell>
          <table:table-cell table:formula="of:=-[.F24]/[.$G$25]*LN([.F24]/[.$G$25])" office:value-type="float" office:value="0.0375856654976952" calcext:value-type="float">
            <text:p>0,0375856654976952</text:p>
          </table:table-cell>
          <table:table-cell table:style-name="Default"/>
          <table:table-cell table:formula="of:=[.G27]+[.L21]-[.P32]" office:value-type="float" office:value="-0.87091219734613" calcext:value-type="float">
            <text:p>-0,87091219734613</text:p>
          </table:table-cell>
          <table:table-cell/>
          <table:table-cell table:formula="of:=[.H31]+[.H34]" office:value-type="float" office:value="-0.851295567086959" calcext:value-type="float">
            <text:p>-0,851295567086959</text:p>
          </table:table-cell>
          <table:table-cell/>
          <table:table-cell table:formula="of:=[.I31]+[.H34]" office:value-type="float" office:value="0.642478806544167" calcext:value-type="float">
            <text:p>0,6424788065441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(C,A)</text:p>
          </table:table-cell>
          <table:table-cell table:style-name="Default" table:formula="of:=SUM([.B29:.F34])" office:value-type="float" office:value="3.10645862192777" calcext:value-type="float">
            <text:p>3,1064586219277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1:53:24.7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9T21:01:51.924000000</meta:creation-date>
    <dc:date>2023-10-09T16:30:38.601000000</dc:date>
    <meta:editing-duration>PT4H35M38S</meta:editing-duration>
    <meta:editing-cycles>2</meta:editing-cycles>
    <meta:generator>LibreOffice/7.3.0.3$Windows_X86_64 LibreOffice_project/0f246aa12d0eee4a0f7adcefbf7c878fc2238db3</meta:generator>
    <meta:document-statistic meta:table-count="2" meta:cell-count="466" meta:object-count="0"/>
  </office:meta>
</office:document-meta>
</file>